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3.9583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7555in"/>
    </style:style>
    <style:style style:name="co8" style:family="table-column">
      <style:table-column-properties fo:break-before="auto" style:column-width="0.7055in"/>
    </style:style>
    <style:style style:name="ro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rk 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3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3">
          <table:table-cell/>
          <table:table-cell table:style-name="ce4" office:value-type="string" calcext:value-type="string">
            <text:p>Registration/Verification page form refinement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SSO module spruce up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Mail Body refinement </text:p>
          </table:table-cell>
          <table:table-cell table:style-name="ce7" office:value-type="string" calcext:value-type="string">
            <text:p>Verification mail to be enhanced with proper look and feel. 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" office:value-type="string" calcext:value-type="string">
            <text:p>Welcome mail need to be added tied to a cron job.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New Home page Site design </text:p>
          </table:table-cell>
          <table:table-cell table:style-name="ce5" office:value-type="string" calcext:value-type="string">
            <text:p>New Layout changes.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Widget implementation to display sample SVG. 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New Sign-up and Sign in forms.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aptcha support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 Workng on SRS of Gallery ap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htacces documents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eedback interface </text:p>
          </table:table-cell>
          <table:table-cell office:value-type="string" calcext:value-type="string">
            <text:p>Mail it to <text:a xlink:href="mailto:Rajarshi@webionix.com" xlink:type="simple">Rajarshi@webionix.com</text:a> and store it to DB. </text:p>
          </table:table-cell>
          <table:table-cell table:number-columns-repeated="102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000-00-00T12:09:41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17T12:10:57.513000000</dc:date>
    <meta:generator>LibreOffice/4.1.6.2$Windows_x86 LibreOffice_project/40ff705089295be5be0aae9b15123f687c05b0a</meta:generator>
    <meta:editing-duration>PT1M11S</meta:editing-duration>
    <meta:editing-cycles>6</meta:editing-cycles>
    <meta:document-statistic meta:table-count="3" meta:cell-count="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